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C50000033C9BFBCB2DC9ED75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5caa9" officeooo:paragraph-rsid="0015caa9"/>
    </style:style>
    <style:style style:name="P2" style:family="paragraph" style:parent-style-name="Title">
      <style:text-properties officeooo:rsid="0015caa9" officeooo:paragraph-rsid="0015caa9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istian Lage Fern<text:span text:style-name="T1">ández</text:span></text:p>
      <text:p text:style-name="P1"><text:span text:style-name="T1"/></text:p>
      <text:p text:style-name="P1"><draw:frame draw:style-name="fr1" draw:name="Imagen1" text:anchor-type="char" svg:width="17cm" svg:height="11.527cm" draw:z-index="0"><draw:image xlink:href="Pictures/10000000000004C50000033C9BFBCB2DC9ED7574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14:07:57.618364033</meta:creation-date>
    <dc:date>2024-02-07T14:09:16.604977575</dc:date>
    <meta:editing-duration>PT1M19S</meta:editing-duration>
    <meta:editing-cycles>1</meta:editing-cycles>
    <meta:document-statistic meta:table-count="0" meta:image-count="1" meta:object-count="0" meta:page-count="1" meta:paragraph-count="1" meta:word-count="3" meta:character-count="23" meta:non-whitespace-character-count="21"/>
    <meta:generator>LibreOffice/7.3.7.2$Linux_X86_64 LibreOffice_project/30$Build-2</meta:generator>
  </office:meta>
</office:document-meta>
</file>